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/>
    <style:style style:name="ce3" style:family="table-cell" style:parent-style-name="Default" style:data-style-name="N0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j1" table:style-name="ta1">
        <table:shapes>
          <draw:frame draw:z-index="0" draw:style-name="gr1" draw:text-style-name="P1" svg:width="13.959cm" svg:height="6.986cm" svg:x="0.303cm" svg:y="6.162cm">
            <draw:object draw:notify-on-update-of-ranges="ej1.A2:ej1.A8 ej1.B2:ej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Ejercicio 1</text:p>
          </table:table-cell>
          <table:table-cell table:style-name="Default" office:value-type="string" calcext:value-type="string">
            <text:p>2048 e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22098" calcext:value-type="float">
            <text:p>220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22" calcext:value-type="float">
            <text:p>120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25" calcext:value-type="float">
            <text:p>70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343" calcext:value-type="float">
            <text:p>143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443" calcext:value-type="float">
            <text:p>224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808" calcext:value-type="float">
            <text:p>228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float" office:value="22990" calcext:value-type="float">
            <text:p>229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decimal-places="1" number:min-integer-digits="1"/>
    </number:number-style>
    <number:number-style style:name="N105">
      <number:number number:decimal-places="3" number:min-decimal-places="3" number:min-integer-digits="1" number:grouping="true"/>
    </number:number-style>
    <number:number-style style:name="N10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5:47:09.063700368</meta:creation-date>
    <dc:date>2023-03-13T16:09:04.835064932</dc:date>
    <meta:editing-duration>PT21M56S</meta:editing-duration>
    <meta:editing-cycles>3</meta:editing-cycles>
    <meta:generator>LibreOffice/7.4.5.1$Linux_X86_64 LibreOffice_project/40$Build-1</meta:generator>
    <meta:document-statistic meta:table-count="1" meta:cell-count="1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6cm" svg:height="6.987cm" xlink:href=".." xlink:type="simple" chart:class="chart:scatter" chart:style-name="ch1">
        <chart:title svg:x="5.719cm" svg:y="0.275cm" chart:style-name="ch2">
          <text:p>Grafica Ej 1</text:p>
        </chart:title>
        <chart:plot-area chart:style-name="ch3" table:cell-range-address="ej1.A2:ej1.B8" svg:x="1.29cm" svg:y="1.193cm" svg:width="12.391cm" svg:height="4.674cm">
          <chart:coordinate-region svg:x="2.467cm" svg:y="1.392cm" svg:width="10.934cm" svg:height="3.828cm"/>
          <chart:axis chart:dimension="x" chart:name="primary-x" chart:style-name="ch4">
            <chart:title svg:x="6.052cm" svg:y="6.006cm" chart:style-name="ch5">
              <text:p>Tamaño de Bloque</text:p>
            </chart:title>
          </chart:axis>
          <chart:axis chart:dimension="y" chart:name="primary-y" chart:style-name="ch6">
            <chart:title svg:x="0.451cm" svg:y="4.606cm" chart:style-name="ch7">
              <text:p>Tiempo en ms</text:p>
            </chart:title>
            <chart:grid chart:style-name="ch8" chart:class="major"/>
          </chart:axis>
          <chart:series chart:style-name="ch9" chart:values-cell-range-address="ej1.B2:ej1.B8" chart:class="chart:scatter">
            <chart:domain table:cell-range-address="ej1.A2:ej1.A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ej1.A2:ej1.A8</svg:desc>
                </draw:g>
              </table:table-cell>
              <table:table-cell office:value-type="float" office:value="22098">
                <text:p>22098</text:p>
                <draw:g>
                  <svg:desc>ej1.B2:ej1.B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2022">
                <text:p>12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025">
                <text:p>70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4343">
                <text:p>143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22443">
                <text:p>22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22808">
                <text:p>22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8">
                <text:p>128</text:p>
              </table:table-cell>
              <table:table-cell office:value-type="float" office:value="22990">
                <text:p>229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